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5311" officeooo:paragraph-rsid="001f5311"/>
    </style:style>
    <style:style style:name="T1" style:family="text">
      <style:text-properties officeooo:rsid="002136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Reflection on Production 3</text:p>
      <text:p text:style-name="P1"/>
      <text:p text:style-name="P1">In my design, I decided to approach this as a dashboard view, utilising two separate tables so as to ensure the user can see data side by side for quick review. These tables take up the majority of the window, maximising the amount of data on display at any one time, and can be scrolled through easily, although a future revision might make use of different dimensions for better use of space. I believe the one flaw in my design is the lack of use of further styling, which could make my UI more appealing to use, but I made the decision to focus on functionality over design to prioritise usability. <text:s/><text:span text:style-name="T1">My choice of displaying the data as a table was driven by both the input format of CSV and the storage format of an SQL table, making it easier for less technical users to mentally translate between the input and the visual represent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8T11:14:57.523829837</meta:creation-date>
    <dc:date>2026-03-28T11:32:14.655412074</dc:date>
    <meta:editing-duration>PT6M53S</meta:editing-duration>
    <meta:editing-cycles>1</meta:editing-cycles>
    <meta:document-statistic meta:table-count="0" meta:image-count="0" meta:object-count="0" meta:page-count="1" meta:paragraph-count="2" meta:word-count="159" meta:character-count="876" meta:non-whitespace-character-count="718"/>
    <meta:generator>LibreOffice/25.8.5.2$Linux_X86_64 LibreOffice_project/580$Build-2</meta:generator>
  </office:meta>
</office:document-meta>
</file>